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FD000002FEEEED47A2898D97F1.png" manifest:media-type="image/png"/>
  <manifest:file-entry manifest:full-path="Pictures/10000000000003FD000002FE5EB4C29D4B7BFE19.png" manifest:media-type="image/png"/>
  <manifest:file-entry manifest:full-path="Pictures/10000201000003FC000002FE34EE477067800E1D.png" manifest:media-type="image/png"/>
  <manifest:file-entry manifest:full-path="Pictures/10000000000003FB000002FEB528F9131CE9C53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subtitle">
      <style:graphic-properties draw:fill-color="#ffffff" fo:min-height="16.255cm"/>
      <style:paragraph-properties style:writing-mode="lr-tb"/>
    </style:style>
    <style:style style:name="pr2" style:family="presentation" style:parent-style-name="Forestbird-notes">
      <style:graphic-properties draw:fill-color="#ffffff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3.506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draw:auto-grow-height="true" fo:min-height="3.506cm"/>
      <style:paragraph-properties style:writing-mode="lr-tb"/>
    </style:style>
    <style:style style:name="pr7" style:family="presentation" style:parent-style-name="Forestbird2-outline1">
      <style:graphic-properties fo:min-height="11.929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draw:auto-grow-height="true" fo:min-height="3.506cm"/>
      <style:paragraph-properties style:writing-mode="lr-tb"/>
    </style:style>
    <style:style style:name="pr10" style:family="presentation" style:parent-style-name="Forestbird3-outline1">
      <style:graphic-properties fo:min-height="11.929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1-title">
      <style:graphic-properties fo:min-height="3.506cm"/>
      <style:paragraph-properties style:writing-mode="lr-tb"/>
    </style:style>
    <style:style style:name="pr13" style:family="presentation" style:parent-style-name="Forestbird1-notes">
      <style:graphic-properties draw:fill-color="#ffffff" fo:min-height="13.364cm"/>
      <style:paragraph-properties style:writing-mode="lr-tb"/>
    </style:style>
    <style:style style:name="pr14" style:family="presentation" style:parent-style-name="Forestbird2-title">
      <style:graphic-properties fo:min-height="3.506cm"/>
      <style:paragraph-properties style:writing-mode="lr-tb"/>
    </style:style>
    <style:style style:name="pr15" style:family="presentation" style:parent-style-name="Forestbird2-notes">
      <style:graphic-properties draw:fill-color="#ffffff" fo:min-height="13.364cm"/>
      <style:paragraph-properties style:writing-mode="lr-tb"/>
    </style:style>
    <style:style style:name="pr16" style:family="presentation" style:parent-style-name="Forestbird3-title">
      <style:graphic-properties fo:min-height="3.506cm"/>
      <style:paragraph-properties style:writing-mode="lr-tb"/>
    </style:style>
    <style:style style:name="pr17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54pt" fo:font-weight="normal" style:font-size-asian="40pt" style:font-weight-asian="normal" style:font-size-complex="40pt" style:font-weight-complex="normal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size="60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Koha-Suomi konesali</text:span></text:p>
            <text:p><text:span text:style-name="T2"/></text:p>
            <text:p><text:span text:style-name="T2">Kodo Korkalo / Koha-Suomi O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Nykytilann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untien solmimat kimppakohtaiset sopimukset kuuden eri konesalipalveluntarjoajan kanssa.</text:p>
              </text:list-item>
              <text:list-item>
                <text:p text:style-name="P4">Sopimusten kattavuudessa ja vastuunjaossa suurta vaihtelua.</text:p>
              </text:list-item>
              <text:list-item>
                <text:p>Kaikkiaan 11 palvelinta eri puolilla Suomea.</text:p>
              </text:list-item>
              <text:list-item>
                <text:p>Konesalit teknisiltä ratkaisuiltaan erilaisia.</text:p>
              </text:list-item>
              <text:list-item>
                <text:p>Kuusi erillistä Koha-asennusta.</text:p>
              </text:list-item>
              <text:list-item>
                <text:p>Monimutkainen toimintaympäristö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Tavoite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>Koha-kirjastoille yhteinen sopimus yhden Koha-Suomen kilpailuttaman konesalitoimittajan kanssa.</text:p>
              </text:list-item>
              <text:list-item>
                <text:p>Työnjako ja vastuut tarkasti määritellyt.</text:p>
              </text:list-item>
              <text:list-item>
                <text:p>Yhdenmukainen toimintaympäristö.</text:p>
              </text:list-item>
              <text:list-item>
                <text:p>Ainoastaan yksi kaikkien jakama Koha-asennus.</text:p>
              </text:list-item>
              <text:list-item>
                <text:p>Pyrkimys saada yhtenäistetysti käyttöön parhaiden toimintatapojen mukaiset tekniset ratkaisut.</text:p>
              </text:list-item>
              <text:list-item>
                <text:p>4 sovellus ja 2 tietokantapalvelinta + palvelimista erillinen kahdennettu tallennusjärjestelmä ja tallennusverkk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text-style-name="P3" draw:layer="layout" svg:width="25.199cm" svg:height="3.506cm" svg:x="1.4cm" svg:y="0.837cm" presentation:class="title">
          <draw:text-box>
            <text:p>Konkreettisia hyötyjä</text:p>
          </draw:text-box>
        </draw:frame>
        <draw:frame presentation:style-name="pr10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lvelinkapasiteetin tehokkaampi hyödyntäminen, joka on taloudellista ja ekologista.</text:p>
              </text:list-item>
              <text:list-item>
                <text:p>Parempi vikasietoisuus esimerkiksi laitteistovikojen ilmetessä.</text:p>
              </text:list-item>
              <text:list-item>
                <text:p>Kimppakohtaiset palvelinkustannukset laskevat.</text:p>
              </text:list-item>
              <text:list-item>
                <text:p>Ylläpito helpottuu valtavast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1">
        <office:forms form:automatic-focus="false" form:apply-design-mode="false"/>
        <draw:frame presentation:style-name="pr12" draw:text-style-name="P3" draw:layer="layout" svg:width="25.199cm" svg:height="3.506cm" svg:x="1.4cm" svg:y="0.837cm" presentation:class="title">
          <draw:text-box>
            <text:p>Kilpailutu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impoilta saatiin hyväksyntä projektin etenemiselle loppuvuodesta 2020.</text:p>
              </text:list-item>
              <text:list-item>
                <text:p>Konesalipalvelut kilpailutettiin joulukuu 2020 - tammikuu 2021.</text:p>
              </text:list-item>
              <text:list-item>
                <text:p>Koha-Suomen hallitus teki päätöksen palvelun hankinnasta Joensuulaiselta Bittiguru Oy:ltä.</text:p>
              </text:list-item>
              <text:list-item>
                <text:p>Sopimus tehtiin tammikuun 2021 lopull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14" draw:text-style-name="P3" draw:layer="layout" svg:width="25.199cm" svg:height="3.506cm" svg:x="1.4cm" svg:y="0.837cm" presentation:class="title">
          <draw:text-box>
            <text:p>Projektin eteneminen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>Ensimmäisenä Koha-Suomen jaetun konesalin ottaa käyttöön Vaski-kimppa. Muut kimpat seuraavat vuorollaan perässä.</text:p>
              </text:list-item>
              <text:list-item>
                <text:p>Laitteistotoimituksissa koronaviiveitä, jonka vuoksi palvelinkaluston toimituksissa voi mahdollisesti olla viiveitä.</text:p>
              </text:list-item>
              <text:list-item>
                <text:p>Projekti on mittava ja aiheuttaa myös kirjastoille muutoksia, mutta lopputuloksena on hallittavampi, tarkoituksenmukaisempi ja kustannuksiltaan edullisempi konesal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6" draw:text-style-name="P3" draw:layer="layout" svg:width="25.199cm" svg:height="3.506cm" svg:x="1.4cm" svg:y="0.837cm" presentation:class="title">
          <draw:text-box>
            <text:p>Kirjastoille näkyvää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2">
              <text:list-item>
                <text:p>Käyttökatko/sulkuaika kun kimpan Koha siirretään jaettuun konesaliin.</text:p>
              </text:list-item>
              <text:list-item>
                <text:p>Kohaan liitetyt palvelut (e-aineistot, laskutukset, asiakasviestintä, Finna ym) täytyy siirtää käyttämään uusia palvelimia.</text:p>
              </text:list-item>
              <text:list-item>
                <text:p>Lainaus- ja palautusautomaatit sekä omatoimen ovikoneet täytyy siirtää käyttämään uusia palvelimia.</text:p>
              </text:list-item>
              <text:list-item>
                <text:p>Kohan osoite muuttu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 text:style-name="P6"><text:span text:style-name="T3">Kiitos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1-27T15:34:36.623322042</meta:creation-date>
    <meta:editing-duration>PT1H37M54S</meta:editing-duration>
    <meta:editing-cycles>35</meta:editing-cycles>
    <meta:generator>LibreOffice/6.3.5.2$Linux_X86_64 LibreOffice_project/30$Build-2</meta:generator>
    <dc:title>Forestbird</dc:title>
    <dc:date>2021-02-15T14:58:38.986173444</dc:date>
    <meta:document-statistic meta:object-count="84"/>
  </office:meta>
</office:document-meta>
</file>